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adb" officeooo:paragraph-rsid="0001aadb"/>
    </style:style>
    <style:style style:name="P2" style:family="paragraph" style:parent-style-name="Standard">
      <style:text-properties officeooo:paragraph-rsid="0001aadb"/>
    </style:style>
    <style:style style:name="P3" style:family="paragraph" style:parent-style-name="Standard">
      <style:text-properties officeooo:rsid="0003990d" officeooo:paragraph-rsid="0003990d"/>
    </style:style>
    <style:style style:name="T1" style:family="text">
      <style:text-properties officeooo:rsid="0001aadb"/>
    </style:style>
    <style:style style:name="T2" style:family="text">
      <style:text-properties officeooo:rsid="0003ca4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2</text:span>. mengamankan komunikasi data antara client(mobile) dan server dapat dilakukan dengan beberapa cara:</text:p>
      <text:p text:style-name="P1"><text:tab/>a. menggunakan API key sebagai authentikasi antara client dan server</text:p>
      <text:p text:style-name="P1"><text:tab/>b. pada client side API key dapat disimpan pada build gradle(untuk nativ), agar kode unik <text:tab/>tersebut tetap aman ketika aplikasi diunpacking.</text:p>
      <text:p text:style-name="P1"><text:tab/>c. menggunakan protokol yang aman(https)</text:p>
      <text:p text:style-name="P1"/>
      <text:p text:style-name="P1"><text:span text:style-name="T2">3</text:span>. kekeliruan pada api</text:p>
      <text:p text:style-name="P2"><text:span text:style-name="T1"><text:tab/>a. terdapat response error yang tidak dapat diidentifikasi (</text:span>At '/errors' Invalid type: null <text:tab/>(expected object)<text:span text:style-name="T1">)</text:span></text:p>
      <text:p text:style-name="P1"><text:tab/>b. format response tidak konsisten, </text:p>
      <text:p text:style-name="P3"><text:tab/>c. pada create user, ketika respon error, status tetap OK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20:40:06.224868984</meta:creation-date>
    <dc:date>2022-10-06T21:26:18.228565070</dc:date>
    <meta:editing-duration>PT25M51S</meta:editing-duration>
    <meta:editing-cycles>1</meta:editing-cycles>
    <meta:document-statistic meta:table-count="0" meta:image-count="0" meta:object-count="0" meta:page-count="1" meta:paragraph-count="8" meta:word-count="83" meta:character-count="580" meta:non-whitespace-character-count="496"/>
    <meta:generator>LibreOffice/7.3.5.2$Linux_X86_64 LibreOffice_project/30$Build-2</meta:generator>
  </office:meta>
</office:document-meta>
</file>